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 New Roman1" svg:font-family="'Times New Roman'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paragraph">
      <style:paragraph-properties fo:line-height="150%"/>
      <style:text-properties style:font-name="Times New Roman" fo:font-size="10pt" style:font-size-asian="10pt" style:font-size-complex="10pt"/>
    </style:style>
    <style:style style:name="P2" style:family="paragraph" style:parent-style-name="SBC_3a_paragraph">
      <style:paragraph-properties fo:margin-left="0cm" fo:margin-right="0cm" fo:line-height="150%" fo:text-indent="0cm" style:auto-text-indent="false"/>
      <style:text-properties style:font-name="Times New Roman" fo:font-size="10pt" style:font-size-asian="10pt" style:font-size-complex="10pt"/>
    </style:style>
    <style:style style:name="P3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size="12pt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P4" style:family="paragraph" style:parent-style-name="SBC_3a_email">
      <style:paragraph-properties fo:line-height="150%"/>
      <style:text-properties style:font-name="Times New Roman"/>
    </style:style>
    <style:style style:name="P5" style:family="paragraph" style:parent-style-name="SBC_3a_institution">
      <style:paragraph-properties fo:line-height="150%"/>
      <style:text-properties style:font-name="Times New Roman" fo:font-size="12pt" style:font-size-asian="12pt" style:font-size-complex="12pt"/>
    </style:style>
    <style:style style:name="P6" style:family="paragraph" style:parent-style-name="SBC_3a_address">
      <style:paragraph-properties fo:line-height="150%"/>
      <style:text-properties style:font-name="Times New Roman" fo:font-size="12pt" style:font-size-asian="12pt" style:font-size-complex="12pt"/>
    </style:style>
    <style:style style:name="P7" style:family="paragraph" style:parent-style-name="SBC_3a_author_28_s_29_">
      <style:paragraph-properties fo:line-height="150%"/>
      <style:text-properties style:font-name="Times New Roman" fo:font-size="12pt" style:font-size-asian="12pt" style:font-size-complex="12pt"/>
    </style:style>
    <style:style style:name="P8" style:family="paragraph" style:parent-style-name="SBC_3a_title_3a_1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BC_3a_title_3a_1">
      <style:paragraph-properties fo:line-height="150%" fo:text-align="justify" style:justify-single-word="false" fo:break-before="page"/>
      <style:text-properties style:font-name="Times New Roman" fo:font-size="12pt" style:font-size-asian="12pt" style:font-size-complex="12pt"/>
    </style:style>
    <style:style style:name="P10" style:family="paragraph" style:parent-style-name="SBC_3a_title" style:master-page-name="Standard">
      <style:paragraph-properties fo:line-height="150%" style:page-number="auto"/>
      <style:text-properties style:font-name="Times New Roman" fo:font-size="12pt" style:font-size-asian="12pt" style:font-size-complex="12pt"/>
    </style:style>
    <style:style style:name="P11" style:family="paragraph" style:parent-style-name="SBC_3a_paragraph_3a_first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SBC_3a_paragraph_3a_first" style:list-style-name="L6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BC_3a_paragraph_3a_first">
      <style:paragraph-properties fo:line-height="150%" fo:text-align="justify" style:justify-single-word="false"/>
      <style:text-properties style:font-name="Times New Roman"/>
    </style:style>
    <style:style style:name="P14" style:family="paragraph" style:parent-style-name="SBC_3a_paragraph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BC_3a_paragraph" style:list-style-name="L4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BC_3a_paragraph" style:list-style-name="L6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BC_3a_paragraph" style:list-style-name="L4">
      <style:paragraph-properties fo:line-height="150%"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SBC_3a_paragraph" style:list-style-name="L4">
      <style:paragraph-properties fo:line-height="150%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BC_3a_paragraph" style:list-style-name="L4">
      <style:paragraph-properties fo:line-height="150%"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BC_3a_paragraph">
      <style:paragraph-properties fo:line-height="150%" fo:text-align="justify" style:justify-single-word="false"/>
      <style:text-properties style:font-name="Times New Roman"/>
    </style:style>
    <style:style style:name="P21" style:family="paragraph" style:parent-style-name="SBC_3a_paragraph" style:list-style-name="L1">
      <style:paragraph-properties fo:margin-top="0.21cm" fo:margin-bottom="0cm" fo:line-height="150%" fo:text-align="justify" style:justify-single-word="false" fo:orphans="0" fo:widows="0" fo:hyphenation-ladder-count="no-limit" fo:break-before="page" style:writing-mode="lr-tb"/>
      <style:text-properties style:font-name="Times New Roman" fo:font-size="12pt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P22" style:family="paragraph" style:parent-style-name="SBC_3a_paragraph" style:list-style-name="L2">
      <style:paragraph-properties fo:margin-top="0.21cm" fo:margin-bottom="0cm" fo:line-height="150%" fo:text-align="justify" style:justify-single-word="false" fo:orphans="0" fo:widows="0" fo:hyphenation-ladder-count="no-limit" style:writing-mode="lr-tb"/>
      <style:text-properties style:font-name="Times New Roman" fo:font-size="12pt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P23" style:family="paragraph" style:parent-style-name="SBC_3a_paragraph" style:list-style-name="L1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24" style:family="paragraph" style:parent-style-name="SBC_3a_paragraph" style:list-style-name="L5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P25" style:family="paragraph" style:parent-style-name="SBC_3a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6" style:family="paragraph" style:parent-style-name="SBC_3a_paragraph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7" style:family="paragraph" style:parent-style-name="SBC_3a_paragraph" style:list-style-name="L4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8" style:family="paragraph" style:parent-style-name="SBC_3a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BC_3a_paragraph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BC_3a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SBC_3a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-33% 58%"/>
    </style:style>
    <style:style style:name="T9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-asian="Times New Roman" style:font-name-complex="Times New Roman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 problema da compressão de mensagens de Rick Sanchez</text:p>
      <text:p text:style-name="P7">Felipe Matheus Guimarães dos Santos<text:span text:style-name="T1">1</text:span></text:p>
      <text:p text:style-name="P5"><text:span text:style-name="T1">1</text:span>Departamento de Ciência da Computação – Universidade Federal de Minas Gerais (UFMG)</text:p>
      <text:p text:style-name="P6">2018098688</text:p>
      <text:p text:style-name="P4"><text:a xlink:type="simple" xlink:href="mailto:felipe.guimaraes@dcc.ufmg.br" text:style-name="Internet_20_link" text:visited-style-name="Visited_20_Internet_20_Link"><text:span text:style-name="T5">felipe.guimaraes@dcc.ufmg.br</text:span></text:a><text:span text:style-name="T5"> </text:span></text:p>
      <text:h text:style-name="P8" text:outline-level="1">Introdução</text:h>
      <text:p text:style-name="P11"><text:tab/>A situação problema do presente trabalho é a compressão de mensagens de Rick Sanchez. Rick constantemente faz viagens interplanetárias e nessas viagens acaba fazendo amigos. Para manter contato com esses amigos, a principal forma é por mensagens, porém, pacotes de dados interplanetários são muito caros. Assim, Rick quer um algoritmo para compactar as mensagens e fazê-lo gastar menos dados. <text:s/></text:p>
      <text:p text:style-name="P30"/>
      <text:h text:style-name="P8" text:outline-level="1">Implementação</text:h>
      <text:p text:style-name="P11"><text:tab/>Para resolver esse problema, serão usados os seguintes algoritmos: para a contagem de palavras, a tabela Hash; e para a compressão, o Algoritmo de Huffman.</text:p>
      <text:p text:style-name="P14">O programa principal roda em loop infinito, recebendo um inteiro de entrada, o número de palavras na frase. Após, faz a leitura das palavras e as armazena na tabela hash. O retorno do programa dependem da ação do usuário: pode retornar a quantidade de vezes que uma determinada palavra aparece na frase ou retornar o código da palavra comprimida. O loop do programa principal é interrompido por EOF (Ctrl + C no CMD do Windows ou Terminal do Linux).</text:p>
      <text:list xml:id="list6385636748054327546" text:style-name="L1">
        <text:list-header>
          <text:p text:style-name="P21">2.1. <text:s/>Nó</text:p>
          <text:p text:style-name="P23"><text:tab/>Tipo abstrato de dados usado para armazenar os atributos de cada palavra: a própria palavra,. Tempo e mês são do tipo inteiro e nome é uma string.</text:p>
        </text:list-header>
      </text:list>
      <text:list xml:id="list1550918782707262314" text:style-name="L2">
        <text:list-item>
          <text:p text:style-name="P22">LePlanetas: <text:span text:style-name="T4">Recebe um vetor de planetas e a quantidade de planetas. Lê pela entrada padrão os dados dos planetas e os salvas no vetor.</text:span></text:p>
        </text:list-item>
        <text:list-item>
          <text:p text:style-name="P22">SeparaMeses: <text:span text:style-name="T4">Recebe um vetor de Planetas, a quantidade de planetas, <text:s/>p, e o valor máximo de horas por mês, t. P</text:span><text:span text:style-name="T7">ara calcular a quantidade de meses, essa função apenas soma cada valor do vetor já ordenado e verifica se o valor da soma é maior que t. Se não for, continua somando. Se for maior ou for a posição sentila, a soma volta para 0 e a quantidade de meses é incrementado.</text:span></text:p>
        </text:list-item>
        <text:list-item>
          <text:p text:style-name="P22">PrintaPlanetas: <text:span text:style-name="T4">Recebe um vetor de planetas e a quantidade de planetas. Printa na saída padrão todos os dados de planetas separados por tab: mês de visitação, nome e tempo de visitação. Cada planeta é separado por quebra de linha.</text:span></text:p>
        </text:list-item>
      </text:list>
      <text:list xml:id="list8700990627462444463" text:style-name="L3">
        <text:list-header>
          <text:p text:style-name="P26">2.2. <text:s/>Merge Sort</text:p>
          <text:p text:style-name="P29"><text:tab/>A implementação do Merge Sort foi baseada nos slides disponibilizados pelo professor da disciplina Estrutura de Dados (EDs) Luiz Chaimowicz e algumas moficações baseadas no algoritmo do site CodeC<text:span text:style-name="T2">odex</text:span><text:span text:style-name="T2"><text:note text:id="ftn1" text:note-class="footnote"><text:note-citation>1</text:note-citation><text:note-body><text:p text:style-name="P1"><text:a xlink:type="simple" xlink:href="http://www.codecodex.com/wiki/Merge_sort#C.2B.2B" text:style-name="Internet_20_link" text:visited-style-name="Visited_20_Internet_20_Link">http://www.codecodex.com/wiki/Merge_sort#C.2B.2B</text:a>, acesso em 31 out. 2019</text:p></text:note-body></text:note></text:span>.</text:p>
        </text:list-header>
      </text:list>
      <text:list xml:id="list3924705211893580717" text:style-name="L4">
        <text:list-header>
          <text:p text:style-name="P15">Separado em duas funções: Merge e MergeSort.</text:p>
        </text:list-header>
        <text:list-item>
          <text:p text:style-name="P17">MergeSort: <text:span text:style-name="T4">Recebe um vetor de Planetas, a posição da esquerda, iniciada em 0, e da direita, iniciada em p-1.</text:span></text:p>
          <text:p text:style-name="P18">Divide o problema ao meio, chamando-se recursivamente duas vezes: passando apenas a metade esquerda do vetor e, após todas as operações da esquerda, passando apenas a metade direita.</text:p>
          <text:p text:style-name="P17"><text:span text:style-name="T4">Após tudo ser empilhado, chama a função </text:span>Merge <text:span text:style-name="T4">e desempilha.</text:span></text:p>
        </text:list-item>
        <text:list-item>
          <text:p text:style-name="P17">Merge: <text:span text:style-name="T4">Recebe como parâmetro um vetor de Planetas, a posição mais à esquerda, a posição central e a posição mais à direita.</text:span></text:p>
          <text:p text:style-name="P18">Para a execução, cria um vetor de Planetas auxiliar com direita - esquerda +1 posições. Após, faz as verificações para ordenação: verifica se a posição mais à <text:soft-page-break/>esquerda do vetor é menor ou igual, para ser estável, que o elemento na posição central mais um. Se a condição for satisfeita, adiciona o valor da esquerda na primeira posição do vetor auxiliar e passa para a posição seguinte da esquerda. Se não for satisfeita, adiciona o valor da posição central mais um na primeira posição do vetor. Esse loop é iterado até que o cursor da esquerda ultrapasse a posição central ou o cursor da direita ultrapasse o limite da direita. Em suma, compara cada posição da metade da esquerda com todas as posições da segunda metade, passando para o vetor auxiliar o menor entre essas comparações.</text:p>
          <text:p text:style-name="P18">Se sobrarem valores que não foram comparados, eles apenas serão inseridos no vetor de forma sequencial, pois, para isso acontecer, precisa-se de ter uma quantidade desigual de valores menores nos dois lados do vetor.</text:p>
          <text:p text:style-name="P18">Copia os valores do vetor auxilar no vetor principal e deleta o auxiliar.</text:p>
          <text:p text:style-name="P17"><text:span text:style-name="T4">Após fazer isso, continua desempilhando os valores recursivamente até ordenar </text:span><text:span text:style-name="T4">o vetor.</text:span></text:p>
          <text:p text:style-name="P27">2.3. RadixSort e CountingSort</text:p>
        </text:list-item>
      </text:list>
      <text:p text:style-name="P25"><text:tab/><text:span text:style-name="T4">A implementação do RadixSort foi baseada nos slides disponibilizados pelo monitor da disciplina Estrutura de Dados (Eds), Allison Svaigen, e algumas moficações foram baseadas no algoritmo do site </text:span><text:span text:style-name="T3">StackOverflow</text:span><text:span text:style-name="T3"><text:note text:id="ftn2" text:note-class="footnote"><text:note-citation>2</text:note-citation><text:note-body><text:p text:style-name="P2"><text:a xlink:type="simple" xlink:href="https://stackoverflow.com/questions/32543683/radix-sort-array-of-strings" text:style-name="Internet_20_link" text:visited-style-name="Visited_20_Internet_20_Link">https://stackoverflow.com/questions/32543683/radix-sort-array-of-strings</text:a>, acesso em 8 nov. 2019</text:p></text:note-body></text:note></text:span><text:span text:style-name="T4">.</text:span></text:p>
      <text:list xml:id="list43409696" text:continue-numbering="true" text:style-name="L4">
        <text:list-item>
          <text:p text:style-name="P17">RadixSort: <text:span text:style-name="T4">Recebe um vetor de Planetas, o tamanho do vetor (</text:span><text:span text:style-name="T3">p</text:span><text:span text:style-name="T7">) e o comprimento dos nomes, todos os nomes têm mesmo tamanho, </text:span><text:span text:style-name="T3">c, </text:span><text:span text:style-name="T7">log</text:span><text:span text:style-name="T9">2</text:span><text:span text:style-name="T7">p.</text:span></text:p>
          <text:p text:style-name="P19">O Radix funciona apenas com um loop, iterando da posição c-1 do vetor até a posição 0. A cada iteração, chama o CountingSort, para ordenar o vetor da posição menos relevante para a mais relevante, isto é, da última letra para a primeira.</text:p>
        </text:list-item>
        <text:list-item>
          <text:p text:style-name="P17">Counting Sort: <text:span text:style-name="T4">Recebe um vetor de Planetas, o tamanho do vetor e a posição iterada do nome dos Planetas.</text:span></text:p>
          <text:p text:style-name="P17"><text:span text:style-name="T4">Primeiro, cria um vetor auxiliar com 26 posições, uma para cada letra, e o preenche com zeros. Após, contabiliza cada letra na determinada posição, isto é </text:span><text:span text:style-name="T4">a cada letra '</text:span><text:span text:style-name="T3">a</text:span><text:span text:style-name="T4">' </text:span><text:span text:style-name="T7">encontrada, soma um na posição 0 do vetor e assim por diante</text:span><text:span text:style-name="T4">. A </text:span><text:soft-page-break/><text:span text:style-name="T4">letra '</text:span><text:span text:style-name="T3">a</text:span><text:span text:style-name="T4"> minúscula' corresponde ao valor 97 na tabela ASCII, ou seja, sempre que recebemos uma letra, ela será mapeada para a posição alfabética dela sendo subtraída pelo número 97, a-97= 0. Com a quantidade de letras salvas, passa-se para o procedimento de somar à posição i a posição i-1, necessário para o CountingSort. Por fim, cria-se um novo vetor com a mesma ordem do vetor ordenado. Para preencher esse vetor, auxiliar[contador[principal[i]]-1] e iguala a principal[i], i indo da posição mais à direita até a esquerda. Após adicionar esse valor ao vetor auxiliar, subtrai-se um da posição i do vetor contador.</text:span></text:p>
          <text:p text:style-name="P18">Após todas as operações, copia os valores ordenados do vetor auxiliar nas mesmas posições <text:s/>do vetor principal. Deleta os vetores contador e auxiliar.</text:p>
        </text:list-item>
        <text:list-item>
          <text:p text:style-name="P17">RadixMes: <text:span text:style-name="T4">Recebe o vetor de planetas já ordenado por tempo, a quantidade p de planetas, a quantidade c de caracteres por nome de planeta e o valor t, número máximo de horas de visitação por mês. Chama a função SeparaMeses para calcular a quantidade de meses. Após</text:span><text:span text:style-name="T7">, verifica se a quantidade de meses é maior que um. Se não for, todos os planetas poderão ser visitados em apenas um mês, desta forma, apenas passa-se o vetor inteiro para o RadixSort. Porém, se a quantidade de meses for maior que um, precisa-se separar em subvetores e passar cada um desses vetores na função de ordenação alfabética. Para tal, foi criado um loop que roda enquanto a variável contador for menor que a quantidade de meses. O loop soma os tempos de visitação, parando quando for maior que t. Assim que essa última condição é satisfeita, cria-se um vetor de Planetas com n posições, sendo n a quantidade de planetas no mês. Passa-se os dados dos respectivos planetas para o auxiliar e chama a função RadixSort para esse vetor auxiliar. Assim que os planetas foram ordenados alfabeticamente, atribui essa nova ordenação no vetor principal, copiando do auxiliar para o principal e deletando-o.</text:span></text:p>
        </text:list-item>
      </text:list>
      <text:p text:style-name="P25">2.4. Main</text:p>
      <text:p text:style-name="P25"><text:tab/><text:span text:style-name="T4">Funciona em loop infinito, recebe três variáveis inteiras: t, p e c; tempo máximo de visitação por mês, número de planetas e quantidade de caracteres por nome, respectivamente. Interrompa a execução <text:s/>com EOF, ctrl+c no CMD do Windows.</text:span></text:p>
      <text:p text:style-name="P28"><text:tab/>Após receber os três valores, cria um vetor com p+1 planetas, a posição final fica <text:soft-page-break/>como sentinela para somas durante a execução, e lê os dados desses planetas. A posição sentinela recebe tempo 0.</text:p>
      <text:p text:style-name="P25"><text:span text:style-name="T4"><text:tab/>Depois que todos os dados dos planetas foram lidos, chama-se a função </text:span><text:span text:style-name="T3">MergeSort</text:span><text:span text:style-name="T7"> para ordenar os vetores por tempo, de forma estável e com complexidade nlog</text:span><text:span text:style-name="T9">2</text:span><text:span text:style-name="T7">n.</text:span></text:p>
      <text:p text:style-name="P31"><text:tab/>Por fim, chama a função RadixMes, para separar os meses e ordená-los.</text:p>
      <text:p text:style-name="P31"><text:tab/>Após fazer a ordenação alfabética de todos os meses, printa os planetas na saída padrão com a função PrintaPlanetas.</text:p>
      <text:list xml:id="list6699276780383173684" text:style-name="L5">
        <text:list-header>
          <text:p text:style-name="P24"><text:span text:style-name="T10">2.5.</text:span><text:span text:style-name="T4"> </text:span><text:span text:style-name="T10">Makefile</text:span></text:p>
        </text:list-header>
      </text:list>
      <text:p text:style-name="P3"><text:tab/><text:span text:style-name="T4">Para compilar e rodar o programa foi gerado um Makefile. Este arquivo facilita a compilação, pois elimina a necessidade de dar os comandos do g++ no terminal, apenas digitamos </text:span><text:span text:style-name="T3">make test </text:span><text:span text:style-name="T7">para rodar os testes ou </text:span><text:span text:style-name="T3">make run</text:span><text:span text:style-name="T7"> para rodar o programa.</text:span></text:p>
      <text:h text:style-name="P8" text:outline-level="1">Instruções de compilação e execução</text:h>
      <text:p text:style-name="P11"><text:tab/>Para compilar e executar o programa usa-se o Makefile. Para tal, abra o Terminal e entre no diretório onde se encontra o programa, i.e., ...<text:span text:style-name="T2">/felipe_guimaraes/src</text:span>. Dentro do diretório, dê o comando <text:span text:style-name="T2">make test </text:span><text:span text:style-name="T6">para rodar os testes ou </text:span><text:span text:style-name="T2">make run</text:span><text:span text:style-name="T6"> para rodar o programa. Após a execução, dê o comando </text:span><text:span text:style-name="T2">make clean </text:span><text:span text:style-name="T6">para apagar os arquivos temporários. </text:span><text:span text:style-name="T2">Há</text:span><text:span text:style-name="T6"> um arquivo </text:span><text:span text:style-name="T2">README.txt </text:span><text:span text:style-name="T6">com as especificações e mais detalhes.</text:span></text:p>
      <text:p text:style-name="P14"><text:span text:style-name="T6">Os compiladores utilizados foram: g++ (MinGW.org GCC-8.2.0-3) 8.2.0</text:span><text:span text:style-name="T2">, </text:span><text:span text:style-name="T6">no Windows 10,</text:span><text:span text:style-name="T2"> </text:span><text:span text:style-name="T6">e g++ (Ubuntu 7.3.0-27ubuntu1~18.04) 7.3.0, no Ubuntu.</text:span></text:p>
      <text:h text:style-name="P8" text:outline-level="1">Análise de complexidade</text:h>
      <text:list xml:id="list5427361980960110511" text:style-name="L6">
        <text:list-item>
          <text:p text:style-name="P12"><text:span text:style-name="T10">Merge Sort:</text:span> Sua complexidade de tempo é <text:span text:style-name="T11">θ</text:span>(nlog<text:span text:style-name="T8">2</text:span>n) em todo caso, pois não há variações de acordo com a entrada. Além disso, tem complexidade de espaço linear, O(n), pois cria subvetores de tamanho no máximo 2*n/2, ou seja, n, a cada divisão.</text:p>
        </text:list-item>
        <text:list-item>
          <text:p text:style-name="P16"><text:span text:style-name="T10">Radix Sort:</text:span> Para cada letra, executa um Counting Sort. A complexidade do Counting Sort é O(n+k), sendo k o tamanho máximo do vetor. Neste programa, o valor máximo é 25, pois temos 26 letras no alfabeto. Logo, a complexidade do <text:soft-page-break/>Counting Sort é linear, O(n), pois k se torna insignificante para grandes valores de n. Portanto, a complexidade do Radix Sort é O(nk), sendo k o tamanho do caractere que nomeia os planetas, todavia, esse valor foi especificado como log<text:span text:style-name="T8">2</text:span>n, logo, a complexidade do Radix Sort, neste problema, é O(nlog<text:span text:style-name="T8">2</text:span>n). </text:p>
          <text:p text:style-name="P16">A complexidade de espaço é constante, <text:span text:style-name="T11">θ(1),</text:span> pois não são feitas recursões.</text:p>
        </text:list-item>
        <text:list-item>
          <text:p text:style-name="P16"><text:span text:style-name="T10">Main:</text:span> Comparando as complexidades do Radix Sort e do Merge Sort, percebe-se que ambos têm a mesma complexidade. Portanto, a complexidade total do algoritmo é O(nlog<text:span text:style-name="T8">2</text:span>n).</text:p>
        </text:list-item>
      </text:list>
      <text:h text:style-name="P8" text:outline-level="1">Conclusão</text:h>
      <text:p text:style-name="P11"><text:tab/>Portanto, para concluir o presente trabalho foram usados três algoritmos de ordenação: Merge Sort, Counting Sort e Radix Sort. A utilização de cada um desses algoritmos foi pensada de acordo com as especificações do trabalho e com o auxílio do monitor Allison Svaigen.</text:p>
      <text:p text:style-name="P14">A maior dificuldade do trabalho estava nos ponteiros da separação dos meses e aplicação do Radix Sort, porém, com um pouco de paciência e teste de mesa, o problema de segmentation fault foi consertado.</text:p>
      <text:p text:style-name="P14">Como dito anteriormente, foi criada uma posição sentinela no fim do vetor de planetas, pois grande partes das verificações e somas são feitas entre as posições i e i+1, tornando a posição necessária para não gerar segmentation fault.</text:p>
      <text:p text:style-name="P14">Logo, o trabalho cumpre o que era esperado: utilizar todo o conhecimento que foi acumulado desde o ingresso na Universidade e o conhecimento de todos os algoritmos de ordenação, isto é, saber quando usar determinado algoritmo, respeitando as especificações.</text:p>
      <text:p text:style-name="P20"><text:span text:style-name="T5">O código e a documentação deste trabalho estão disponíveis no GitHub: </text:span><text:a xlink:type="simple" xlink:href="https://github.com/FelipeGuimaraes42/TP2-Planetas" text:style-name="Internet_20_link" text:visited-style-name="Visited_20_Internet_20_Link"><text:span text:style-name="T5">https://github.com/FelipeGuimaraes42/TP2-Planetas</text:span></text:a></text:p>
      <text:h text:style-name="P9" text:outline-level="1">Bibliografia</text:h>
      <text:p text:style-name="P13"><text:span text:style-name="T5">TEODOROWITSCH, Roland. Adaptação para OpenOffice.org 1.1 feita em 29 mar. 2005. Disponível em: </text:span><text:a xlink:type="simple" xlink:href="http://www.sbc.org.br/documentos-da-sbc/summary/169-templates-para-artigos-e-capitulos-de-livros/878-modelosparapublicaodeartigos" text:style-name="Internet_20_link" text:visited-style-name="Visited_20_Internet_20_Link"><text:span text:style-name="T5">http://www.sbc.org.br/documentos-da-sbc/summary/169-</text:span></text:a><text:a xlink:type="simple" xlink:href="http://www.sbc.org.br/documentos-da-sbc/summary/169-templates-para-artigos-e-capitulos-de-livros/878-modelosparapublicaodeartigos" text:style-name="Internet_20_link" text:visited-style-name="Visited_20_Internet_20_Link"><text:span text:style-name="T5">templates-para-artigos-e-capitulos-de-livros/878-modelosparapublicaodeartigos</text:span></text:a><text:span text:style-name="T5">. Acesso em 26 set. 201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 New Roman1" svg:font-family="'Times New Roman'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BC_3a_author_28_s_29_" style:class="text" style:master-page-name="">
      <style:paragraph-properties fo:margin-top="0cm" fo:margin-bottom="0.4cm" fo:text-align="center" style:justify-single-word="false" style:page-number="auto" fo:keep-with-next="always"/>
      <style:text-properties fo:font-variant="small-caps" style:font-name="Times1" fo:font-size="18pt" fo:font-weight="bold" style:letter-kerning="true" style:font-name-asian="MS Gothic" style:font-size-asian="18pt" style:font-weight-asian="bold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" style:font-size-asian="14pt" style:font-weight-asian="bold" style:font-name-complex="Times New Roman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" style:font-size-asian="12pt" style:font-name-complex="Times New Roman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" style:font-size-asian="12pt" style:font-weight-asian="bold" style:font-name-complex="Times New Roman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10-08-03T10:11:27.48</meta:creation-date>
    <dc:language>pt-BR</dc:language>
    <meta:editing-cycles>191</meta:editing-cycles>
    <meta:editing-duration>P1DT4H53M54S</meta:editing-duration>
    <dc:date>2019-12-01T23:21:15.59</dc:date>
    <dc:creator>Felipe Guimaraes</dc:creator>
    <meta:document-statistic meta:table-count="0" meta:image-count="0" meta:object-count="0" meta:page-count="7" meta:paragraph-count="60" meta:word-count="1827" meta:character-count="11117"/>
    <meta:user-defined meta:name="Info 1"/>
    <meta:user-defined meta:name="Info 2"/>
    <meta:user-defined meta:name="Info 3"/>
    <meta:user-defined meta:name="Info 4"/>
  </office:meta>
</office:document-meta>
</file>